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94B0D49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ans4" svg:font-family="'Liberation Sans', Arial" style:font-family-generic="swiss" style:font-pitch="variable"/>
    <style:font-face style:name="Liberation Sans5" svg:font-family="'Liberation Sans'" style:font-adornments="Regular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2.7cm" loext:decorative="false"/>
    </style:style>
    <style:style style:name="gr5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537cm" fo:min-width="2.408cm" loext:decorative="false"/>
    </style:style>
    <style:style style:name="gr6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538cm" fo:min-width="2.408cm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svg:stroke-color="#000000" draw:fill-color="#ffffff" draw:textarea-horizontal-align="left" draw:textarea-vertical-align="top" draw:auto-grow-height="false" fo:min-height="2.9cm" fo:min-width="7.6cm" fo:padding-top="0.2cm" fo:padding-bottom="0.2cm" fo:padding-left="0.2cm" fo:padding-right="0.2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left" draw:textarea-vertical-align="top" draw:auto-grow-height="false" fo:min-height="2.9cm" fo:min-width="3.41cm" fo:padding-top="0.2cm" fo:padding-bottom="0.2cm" fo:padding-left="0.2cm" fo:padding-right="0.2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666666" draw:fill-color="#ffffff" draw:textarea-horizontal-align="left" draw:textarea-vertical-align="top" draw:auto-grow-height="false" fo:min-height="4.227cm" fo:min-width="2.508cm" fo:padding-top="0.2cm" fo:padding-bottom="0.2cm" fo:padding-left="0.2cm" fo:padding-right="0.2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666666" draw:fill="none" draw:textarea-vertical-align="middle" loext:decorative="false"/>
    </style:style>
    <style:style style:name="gr12" style:family="graphic" style:parent-style-name="objectwithoutfill">
      <style:graphic-properties draw:stroke="solid" draw:stroke-dash="Fine_20_Dashed" svg:stroke-color="#666666" draw:marker-end="" draw:marker-end-width="0.2cm" draw:fill="none" draw:textarea-vertical-align="middle" loext:decorative="false"/>
    </style:style>
    <style:style style:name="gr13" style:family="graphic" style:parent-style-name="standard">
      <style:graphic-properties svg:stroke-color="#000000" draw:fill-color="#ffffff" draw:textarea-horizontal-align="left" draw:textarea-vertical-align="top" draw:auto-grow-height="false" fo:min-height="4cm" fo:min-width="4.68cm" fo:padding-top="0.2cm" fo:padding-bottom="0.2cm" fo:padding-left="0.2cm" fo:padding-right="0.2cm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1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4.721cm"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3.611cm" loext:decorative="false"/>
      <style:paragraph-properties style:writing-mode="lr-tb"/>
    </style:style>
    <style:style style:name="pr11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2" style:family="presentation" style:parent-style-name="master-outline1">
      <style:graphic-properties loext:decorative="false"/>
      <style:paragraph-properties style:writing-mode="lr-tb"/>
    </style:style>
    <style:style style:name="pr13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4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margin-top="0cm" fo:margin-bottom="0.2cm" fo:text-indent="-0.6cm"/>
    </style:style>
    <style:style style:name="P15" style:family="paragraph">
      <style:paragraph-properties fo:margin-left="0cm" fo:margin-right="0cm" fo:margin-top="0cm" fo:margin-bottom="0.2cm" fo:text-indent="-0.61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Sans1" fo:font-size="14pt" style:font-size-asian="14pt" style:font-size-complex="14pt"/>
    </style:style>
    <style:style style:name="P17" style:family="paragraph">
      <loext:graphic-properties draw:fill="none"/>
      <style:paragraph-properties fo:text-align="start"/>
      <style:text-properties style:font-name="Liberation Mono1" fo:font-size="18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.4cm" fo:margin-right="0cm" fo:margin-top="0cm" fo:margin-bottom="0.4cm" fo:text-align="start" fo:text-indent="0cm" loext:tab-stop-distance="0cm" style:writing-mode="lr-tb">
        <style:tab-stops>
          <style:tab-stop style:position="1.588cm"/>
          <style:tab-stop style:position="3.598cm"/>
        </style:tab-stops>
      </style:paragraph-properties>
      <style:text-properties style:font-name="Liberation Mono1"/>
    </style:style>
    <style:style style:name="P21" style:family="paragraph">
      <loext:graphic-properties draw:fill-color="#ffffff"/>
      <style:paragraph-properties fo:margin-left="0.4cm" fo:margin-right="0cm" fo:margin-top="0cm" fo:margin-bottom="0.4cm" fo:text-align="start" fo:text-indent="0cm" loext:tab-stop-distance="0cm" style:writing-mode="lr-tb">
        <style:tab-stops>
          <style:tab-stop style:position="1.588cm"/>
          <style:tab-stop style:position="3.598cm"/>
        </style:tab-stops>
      </style:paragraph-properties>
      <style:text-properties style:font-name="Liberation Mono1"/>
    </style:style>
    <style:style style:name="P22" style:family="paragraph">
      <style:paragraph-properties fo:margin-left="0.4cm" fo:margin-right="0cm" fo:margin-top="0cm" fo:margin-bottom="0.2cm" fo:text-align="start" fo:text-indent="0cm" loext:tab-stop-distance="0cm" style:writing-mode="lr-tb">
        <style:tab-stops>
          <style:tab-stop style:position="1.399cm"/>
          <style:tab-stop style:position="3.598cm"/>
        </style:tab-stops>
      </style:paragraph-properties>
      <style:text-properties fo:color="#666666" loext:opacity="100%" style:font-name="Liberation Mono1" fo:font-size="14pt" style:font-size-asian="14pt" style:font-size-complex="14pt"/>
    </style:style>
    <style:style style:name="P23" style:family="paragraph">
      <loext:graphic-properties draw:fill-color="#ffffff"/>
      <style:paragraph-properties fo:margin-left="0.4cm" fo:margin-right="0cm" fo:margin-top="0cm" fo:margin-bottom="0.2cm" fo:text-align="start" fo:text-indent="0cm" loext:tab-stop-distance="0cm" style:writing-mode="lr-tb">
        <style:tab-stops>
          <style:tab-stop style:position="1.399cm"/>
          <style:tab-stop style:position="3.598cm"/>
        </style:tab-stops>
      </style:paragraph-properties>
      <style:text-properties fo:color="#666666" loext:opacity="100%" style:font-name="Liberation Mono1" fo:font-size="14pt" style:font-size-asian="14pt" style:font-size-complex="14pt"/>
    </style:style>
    <style:style style:name="P24" style:family="paragraph">
      <style:paragraph-properties fo:margin-top="0cm" fo:margin-bottom="0.2cm" loext:tab-stop-distance="0cm">
        <style:tab-stops>
          <style:tab-stop style:position="14.393cm"/>
        </style:tab-stops>
      </style:paragraph-properties>
    </style:style>
    <style:style style:name="P25" style:family="paragraph">
      <style:paragraph-properties fo:margin-top="0cm" fo:margin-bottom="0.4cm" loext:tab-stop-distance="0cm">
        <style:tab-stops>
          <style:tab-stop style:position="14.393cm"/>
        </style:tab-stops>
      </style:paragraph-properties>
    </style:style>
    <style:style style:name="P26" style:family="paragraph">
      <style:paragraph-properties loext:tab-stop-distance="0cm">
        <style:tab-stops>
          <style:tab-stop style:position="14.393cm"/>
        </style:tab-stops>
      </style:paragraph-properties>
      <style:text-properties fo:color="#000000" loext:opacity="100%" style:font-name="Liberation Serif1" fo:font-size="22pt" style:font-size-asian="22pt" style:font-size-complex="22pt"/>
    </style:style>
    <style:style style:name="P27" style:family="paragraph">
      <style:paragraph-properties fo:margin-left="0.4cm" fo:margin-right="0cm" fo:margin-top="0cm" fo:margin-bottom="0.4cm" fo:text-align="start" fo:text-indent="0cm" loext:tab-stop-distance="0cm" style:writing-mode="lr-tb">
        <style:tab-stops>
          <style:tab-stop style:position="1.588cm"/>
          <style:tab-stop style:position="2.999cm"/>
        </style:tab-stops>
      </style:paragraph-properties>
      <style:text-properties style:font-name="Liberation Mono1"/>
    </style:style>
    <style:style style:name="P28" style:family="paragraph">
      <loext:graphic-properties draw:fill-color="#ffffff"/>
      <style:paragraph-properties fo:margin-left="0.4cm" fo:margin-right="0cm" fo:margin-top="0cm" fo:margin-bottom="0.4cm" fo:text-align="start" fo:text-indent="0cm" loext:tab-stop-distance="0cm" style:writing-mode="lr-tb">
        <style:tab-stops>
          <style:tab-stop style:position="1.588cm"/>
          <style:tab-stop style:position="2.999cm"/>
        </style:tab-stops>
      </style:paragraph-properties>
      <style:text-properties style:font-name="Liberation Mono1"/>
    </style:style>
    <style:style style:name="P29" style:family="paragraph">
      <style:paragraph-properties fo:margin-top="0cm" fo:margin-bottom="0.406cm"/>
    </style:style>
    <style:style style:name="P30" style:family="paragraph">
      <loext:graphic-properties draw:fill-color="#ffffff"/>
    </style:style>
    <style:style style:name="P31" style:family="paragraph">
      <style:paragraph-properties fo:margin-top="0cm" fo:margin-bottom="0.3cm"/>
    </style:style>
    <style:style style:name="P32" style:family="paragraph">
      <style:text-properties fo:color="#000000" loext:opacity="100%" fo:font-size="26pt" style:font-size-asian="26pt" style:font-size-complex="26pt"/>
    </style:style>
    <style:style style:name="P33" style:family="paragraph">
      <loext:graphic-properties draw:fill-color="#999999"/>
      <style:paragraph-properties fo:text-align="center"/>
    </style:style>
    <style:style style:name="P34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Mono" fo:font-size="14pt" style:font-size-asian="14pt" style:font-size-complex="14pt"/>
    </style:style>
    <style:style style:name="P35" style:family="paragraph">
      <style:paragraph-properties fo:margin-top="0cm" fo:margin-bottom="0.4cm"/>
      <style:text-properties fo:color="#000000" loext:opacity="100%" fo:font-size="26pt" style:font-size-asian="26pt" style:font-size-complex="26pt"/>
    </style:style>
    <style:style style:name="P36" style:family="paragraph">
      <style:paragraph-properties fo:margin-left="0cm" fo:margin-right="0cm" fo:margin-top="0cm" fo:margin-bottom="0.2cm" fo:text-indent="-0.5cm"/>
    </style:style>
    <style:style style:name="P37" style:family="paragraph">
      <loext:graphic-properties draw:fill-color="#ffffff"/>
      <style:paragraph-properties fo:margin-left="0cm" fo:margin-right="0cm" fo:margin-top="0cm" fo:margin-bottom="0.2cm" fo:text-indent="-0.5cm"/>
      <style:text-properties fo:color="#000000" loext:opacity="100%" style:font-name="Liberation Sans" fo:font-size="14pt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fo:font-size="22pt" fo:language="ru" fo:country="RU" style:font-size-asian="22pt" style:font-size-complex="22pt"/>
    </style:style>
    <style:style style:name="T15" style:family="text">
      <style:text-properties style:font-name="Liberation Mono1" fo:font-size="18pt" fo:language="ru" fo:country="RU" fo:font-style="italic" style:font-size-asian="18pt" style:font-style-asian="italic" style:font-size-complex="18pt" style:font-style-complex="italic"/>
    </style:style>
    <style:style style:name="T16" style:family="text">
      <style:text-properties style:font-name="Liberation Mono1" fo:font-size="18pt" fo:language="ru" fo:country="RU" style:font-size-asian="18pt" style:font-size-complex="18pt"/>
    </style:style>
    <style:style style:name="T17" style:family="text">
      <style:text-properties fo:color="#000000" loext:opacity="100%" style:font-name="Liberation Serif" fo:font-size="22pt" fo:language="ru" fo:country="RU" style:font-size-asian="22pt" style:font-size-complex="22pt"/>
    </style:style>
    <style:style style:name="T18" style:family="text">
      <style:text-properties style:font-name="Liberation Sans1" fo:font-size="14pt" fo:language="ru" fo:country="RU"/>
    </style:style>
    <style:style style:name="T19" style:family="text">
      <style:text-properties style:font-name="Liberation Sans1" fo:font-size="14pt" fo:language="ru" fo:country="RU" fo:font-style="italic" style:font-style-asian="italic" style:font-style-complex="italic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Liberation Sans1" fo:font-size="14pt" fo:language="ru" fo:country="RU" style:text-underline-style="solid" style:text-underline-width="auto" style:text-und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1" fo:font-size="18pt"/>
    </style:style>
    <style:style style:name="T25" style:family="text">
      <style:text-properties style:font-name="Liberation Serif" fo:font-size="22pt" fo:language="ru" fo:country="RU" style:font-size-asian="22pt" style:font-size-complex="22pt"/>
    </style:style>
    <style:style style:name="T26" style:family="text">
      <style:text-properties fo:font-size="26pt" fo:language="ru" fo:country="RU" style:font-size-asian="26pt" style:font-size-complex="26pt"/>
    </style:style>
    <style:style style:name="T27" style:family="text">
      <style:text-properties fo:font-size="14pt" fo:language="ru" fo:country="RU"/>
    </style:style>
    <style:style style:name="T28" style:family="text">
      <style:text-properties fo:color="#000000" loext:opacity="100%" fo:font-size="14pt" fo:language="ru" fo:country="RU" style:text-underline-style="solid" style:text-underline-width="auto" style:text-und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font-name="Liberation Serif" fo:font-size="20pt" fo:language="ru" fo:country="RU" style:font-size-asian="20pt" style:font-size-complex="20pt"/>
    </style:style>
    <style:style style:name="T31" style:family="text">
      <style:text-properties fo:color="#000000" loext:opacity="100%" style:font-name="Liberation Serif1" fo:font-size="22pt" fo:language="ru" fo:country="RU" style:font-size-asian="22pt" style:font-size-complex="22pt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iberation Mono1"/>
    </style:style>
    <style:style style:name="T34" style:family="text">
      <style:text-properties fo:color="#666666" loext:opacity="100%" style:font-name="Liberation Mono1" fo:font-size="14pt" style:font-size-asian="14pt" style:font-size-complex="14pt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fo:font-size="26pt" fo:language="ru" fo:country="RU" style:font-size-asian="26pt" style:font-size-complex="26pt"/>
    </style:style>
    <style:style style:name="T37" style:family="text">
      <style:text-properties fo:color="#000000" loext:opacity="100%" fo:font-size="6pt" fo:language="ru" fo:country="RU" style:font-size-asian="6pt" style:font-size-complex="6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style:font-name="Liberation Mono" fo:font-size="12pt" style:font-size-asian="12pt" style:font-size-complex="12pt"/>
    </style:style>
    <style:style style:name="T40" style:family="text">
      <style:text-properties fo:color="#000000" loext:opacity="100%" style:font-name="Liberation Serif1" fo:font-size="26pt" fo:language="ru" fo:country="RU" style:font-name-asian="Liberation Serif2" style:font-size-asian="26pt" style:font-name-complex="Liberation Serif2" style:font-size-complex="26pt"/>
    </style:style>
    <style:style style:name="T41" style:family="text">
      <style:text-properties fo:color="#000000" loext:opacity="100%" style:font-name="Liberation Serif1" fo:font-size="6pt" fo:language="ru" fo:country="RU" style:font-name-asian="Liberation Serif2" style:font-size-asian="6pt" style:font-name-complex="Liberation Serif2" style:font-size-complex="6pt"/>
    </style:style>
    <style:style style:name="T42" style:family="text">
      <style:text-properties fo:color="#000000" loext:opacity="100%" style:font-name="Liberation Serif" fo:font-size="26pt" fo:language="ru" fo:country="RU" style:font-name-asian="Liberation Serif2" style:font-size-asian="26pt" style:font-name-complex="Liberation Serif2" style:font-size-complex="26pt"/>
    </style:style>
    <style:style style:name="T43" style:family="text">
      <style:text-properties fo:color="#000000" loext:opacity="100%" style:font-name="Liberation Sans" fo:font-size="14pt" style:font-size-asian="14pt" style:font-size-complex="14pt"/>
    </style:style>
    <style:style style:name="T44" style:family="text">
      <style:text-properties fo:color="#000000" loext:opacity="100%" style:font-name="Liberation Sans" fo:font-size="14pt" fo:language="ru" fo:country="RU" style:font-name-asian="Liberation Serif2" style:font-size-asian="14pt" style:font-name-complex="Liberation Serif2" style:font-size-complex="14pt"/>
    </style:style>
    <style:style style:name="T45" style:family="text">
      <style:text-properties fo:color="#000000" loext:opacity="100%" style:font-name="Liberation Mono" fo:font-size="12pt" fo:language="ru" fo:country="RU" style:font-name-asian="Liberation Serif2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L/pgSQL</text:span><text:span text:style-name="T2"><text:line-break/></text:span><text:span text:style-name="T2">Массивы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Массивы и работа с ними в PL/pgSQL</text:span></text:p>
              </text:list-item>
              <text:list-item>
                <text:p text:style-name="P8"><text:span text:style-name="T11">Циклы по элементам массивов</text:span></text:p>
              </text:list-item>
              <text:list-item>
                <text:p text:style-name="P8"><text:span text:style-name="T11">Функции с переменным числом параметров</text:span><text:span text:style-name="T11"><text:line-break/></text:span><text:span text:style-name="T11">и полиморфные функции</text:span></text:p>
              </text:list-item>
              <text:list-item>
                <text:p text:style-name="P8"><text:span text:style-name="T11">Использование массивов в столбцах таблиц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Тип массива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Массив</text:span></text:p>
                <text:list>
                  <text:list-item>
                    <text:p text:style-name="P12"><text:span text:style-name="T13">набор пронумерованных элементов одного и того же типа</text:span></text:p>
                  </text:list-item>
                  <text:list-item>
                    <text:p text:style-name="P13"><text:span text:style-name="T13">одномерные, многомерные</text:span></text:p>
                  </text:list-item>
                </text:list>
              </text:list-item>
              <text:list-item>
                <text:p text:style-name="P8"><text:span text:style-name="T11">Создание</text:span></text:p>
                <text:list>
                  <text:list-item>
                    <text:p text:style-name="P12"><text:span text:style-name="T14">использование без явного определения (</text:span><text:span text:style-name="T15">имя-типа</text:span><text:span text:style-name="T16">[]</text:span><text:span text:style-name="T14">)</text:span></text:p>
                  </text:list-item>
                  <text:list-item>
                    <text:p text:style-name="P13"><text:span text:style-name="T14">неявно при создании типа или таблицы (_</text:span><text:span text:style-name="T15">имя-типа</text:span><text:span text:style-name="T14">)</text:span></text:p>
                  </text:list-item>
                </text:list>
              </text:list-item>
              <text:list-item>
                <text:p text:style-name="P8"><text:span text:style-name="T11">Использование</text:span></text:p>
                <text:list>
                  <text:list-item>
                    <text:p text:style-name="P12"><text:span text:style-name="T14">элементы как скалярные значения</text:span></text:p>
                  </text:list-item>
                  <text:list-item>
                    <text:p text:style-name="P12"><text:span text:style-name="T14">срезы массива</text:span></text:p>
                  </text:list-item>
                  <text:list-item>
                    <text:p><text:span text:style-name="T14">операции с массивами: </text:span><text:span text:style-name="T17">сравнение, вхождение, пересечение, конкатенация, использование с ANY и ALL вместо подзапроса, ...</text:span></text:p>
                  </text:list-item>
                  <text:list-item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13cm" svg:height="14.721cm" svg:x="2.1cm" svg:y="14.207cm" presentation:class="notes" presentation:user-transformed="true">
            <draw:text-box>
              <text:p text:style-name="P14"><text:span text:style-name="T18">Массив, как и составной тип (запись), не является скалярным и состоит из нескольких элементов другого типа. Но, в отличие от записей, а) все эти элементы имеют одинаковый тип и б) обращение к ним происходит не по имени, а по целочисленному индексу (здесь </text:span><text:span text:style-name="T19">индекс</text:span><text:span text:style-name="T18"> понимается</text:span><text:span text:style-name="T18"><text:line-break/></text:span><text:span text:style-name="T18">в математическом смысле, а не как индекс БД).</text:span></text:p>
              <text:p text:style-name="P14"><text:span text:style-name="T20">Тип массива не надо специально объявлять, поскольку при создании любого типа (в том числе таблицы) создается также тип массива элементов этого типа с именем </text:span><text:span text:style-name="T21">_тип</text:span><text:span text:style-name="T20">. При объявлении переменной-массива достаточно добавить квадратные скобки к имени типа элементов.</text:span></text:p>
              <text:p text:style-name="P14"><text:span text:style-name="T18">Массив является полноценным типом SQL, его можно использовать как любой другой тип: создавать столбцы таблиц этого типа, использовать его для параметров функций и т. п. Элементы массива могут использоваться как обычные скалярные значения. Можно использовать и срезы (slice) массивов.</text:span></text:p>
              <text:p text:style-name="P15"><text:span text:style-name="T18">Массивы можно сравнивать, проверять на неопределенность, искать вхождение элемента и находить пересечение с другими массивами, конкатенировать и пр. Также массивы можно использовать по аналогии с подзапросами в конструкциях ANY/SOME и ALL.</text:span></text:p>
              <text:p text:style-name="P15"><text:span text:style-name="T22"><text:a xlink:href="https://postgrespro.ru/docs/postgresql/16/arrays" xlink:type="simple">https://postgrespro.ru/docs/postgresql/16/arrays</text:a></text:span></text:p>
              <text:p text:style-name="P15"><text:span text:style-name="T18">Различные функции для работы с массивами можно найти</text:span><text:span text:style-name="T18"><text:line-break/></text:span><text:span text:style-name="T18">в справочном материале, прилагаемом к курсу.</text:span></text:p>
              <text:p text:style-name="P15"><text:span text:style-name="T22"/></text:p>
              <text:p text:style-name="P15"><text:span text:style-name="T23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11"/></text:span><text:span text:style-name="T24">$ psql</text:span></text:p>
            <text:p text:style-name="P1"><text:span text:style-name="T24"><text:s text:c="11"/></text:span><text:span text:style-name="T2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Массивы и цикл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Обычный цикл по индексам элементов</text:span></text:p>
                <text:list>
                  <text:list-item>
                    <text:p text:style-name="P12"><text:span text:style-name="T25">array_lower</text:span></text:p>
                  </text:list-item>
                  <text:list-item>
                    <text:p text:style-name="P13"><text:span text:style-name="T25">array_upper</text:span></text:p>
                  </text:list-item>
                </text:list>
              </text:list-item>
              <text:list-item>
                <text:p text:style-name="P8"><text:span text:style-name="T10">Цикл </text:span><text:span text:style-name="T26">FOREACH</text:span><text:span text:style-name="T10"> по элементам массива</text:span></text:p>
                <text:list>
                  <text:list-item>
                    <text:p text:style-name="P13"><text:span text:style-name="T25">проще, но индексы элементов недоступн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6" draw:layer="layout" svg:width="16.713cm" svg:height="13.364cm" svg:x="2.1cm" svg:y="14.207cm" presentation:class="notes" presentation:user-transformed="true">
            <draw:text-box>
              <text:p text:style-name="P14"><text:span text:style-name="T27">Для итерации по элементам массива вполне можно использовать обычный целочисленный цикл FOR, используя функции, возвращающие минимальный и максимальный индексы массива.</text:span></text:p>
              <text:p text:style-name="P14"><text:span text:style-name="T27">Однако есть и специализированный вариант цикла: FOREACH. В таком варианте переменная цикла пробегает не индексы элементов, а сами элементы. Поэтому переменная должна иметь тот же тип, что и элементы массива (как обычно, если элементами являются записи, то одну переменную составного типа можно заменить несколькими скалярными переменными).</text:span></text:p>
              <text:p text:style-name="P14"><text:span text:style-name="T27">Тот же цикл с фразой SLICE позволяет итерировать срезы массива. Например, для двумерного массива одномерными срезами будут его строки.</text:span></text:p>
              <text:p text:style-name="P14"><text:span text:style-name="T28"><text:a xlink:href="https://postgrespro.ru/docs/postgresql/16/plpgsql-control-structures#PLPGSQL-FOREACH-ARRAY" xlink:type="simple">https://postgrespro.ru/docs/postgresql/16/plpgsql-control-structures#PLPGSQL-FOREACH-ARRAY</text:a></text:span></text:p>
              <text:p text:style-name="P14"><text:span text:style-name="T29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11"/></text:span><text:span text:style-name="T24">$ psql</text:span></text:p>
            <text:p text:style-name="P1"><text:span text:style-name="T24"><text:s text:c="11"/></text:span><text:span text:style-name="T2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Массивы и подпрограм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Подпрограммы с переменным числом параметров</text:span></text:p>
                <text:list>
                  <text:list-item>
                    <text:p text:style-name="P12"><text:span text:style-name="T17">все необязательные параметры должны иметь одинаковый тип</text:span></text:p>
                  </text:list-item>
                  <text:list-item>
                    <text:p text:style-name="P12"><text:span text:style-name="T17">передаются в подпрограмму в виде массива</text:span></text:p>
                  </text:list-item>
                  <text:list-item>
                    <text:p text:style-name="P13"><text:span text:style-name="T17">последний параметр-массив определяется с режимом </text:span><text:span text:style-name="T30">VARIADIC</text:span></text:p>
                  </text:list-item>
                </text:list>
              </text:list-item>
              <text:list-item>
                <text:p text:style-name="P8"><text:span text:style-name="T11">Полиморфные подпрограммы</text:span></text:p>
                <text:list>
                  <text:list-item>
                    <text:p text:style-name="P12"><text:span text:style-name="T17">работают со значениями разных типов;</text:span><text:span text:style-name="T17"><text:line-break/></text:span><text:span text:style-name="T17">тип конкретизируется во время выполнения</text:span></text:p>
                  </text:list-item>
                  <text:list-item>
                    <text:p text:style-name="P12"><text:span text:style-name="T17">дополнительные полиморфные псевдотипы </text:span><text:span text:style-name="T31">anyarray,</text:span><text:span text:style-name="T17"> </text:span><text:span text:style-name="T31">anynonarray, anycompatiblearray и anycompatiblenonarrray</text:span></text:p>
                  </text:list-item>
                  <text:list-item>
                    <text:p text:style-name="P12"><text:span text:style-name="T17">могут иметь переменное число параметр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16" draw:layer="layout" svg:width="16.713cm" svg:height="13.611cm" svg:x="2.1cm" svg:y="14.207cm" presentation:class="notes" presentation:user-transformed="true">
            <draw:text-box>
              <text:p text:style-name="P14"><text:span text:style-name="T18">Массивы позволяют создавать подпрограммы (функции или процедуры) с переменным числом параметров.</text:span></text:p>
              <text:p text:style-name="P14"><text:span text:style-name="T23">В отличие от параметров со значениями по умолчанию, которые при объявлении подпрограммы надо явно перечислить, необязательных параметров может быть сколько угодно и все они передаются подпрограмме в виде массива. Но, как следствие, все они должны иметь один и тот же (или совместимый, в случае использования anycompatible/</text:span><text:span text:style-name="T18">anycompatiblearray) тип.</text:span></text:p>
              <text:p text:style-name="P14"><text:span text:style-name="T18">При объявлении подпрограммы последним указывается один параметр с режимом VARIADIC, имеющий тип массива.</text:span></text:p>
              <text:p text:style-name="P14"><text:span text:style-name="T22"><text:a xlink:href="https://postgrespro.ru/docs/postgresql/16/xfunc-sql#XFUNC-SQL-VARIADIC-FUNCTIONS" xlink:type="simple">https://postgrespro.ru/docs/postgresql/16/xfunc-sql#XFUNC-SQL-VARIADIC-FUNCTIONS</text:a></text:span></text:p>
              <text:p text:style-name="P14"><text:span text:style-name="T18">Мы уже говорили про полиморфные подпрограммы, которые могут работать с параметрами разных типов. При объявлении подпрограммы указывается специальный полиморфный псевдотип, а конкретный тип уточняется во время выполнения по фактическому типу переданных параметров.</text:span></text:p>
              <text:p text:style-name="P14"><text:span text:style-name="T18">Для массивов есть отдельные полиморфные типы anyarray, anycompatiblearray (и anynonarray, anycompatiblenonarrray для не-массивов).</text:span></text:p>
              <text:p text:style-name="P14"><text:span text:style-name="T23">Эти типы можно использовать совместно с передачей переменного числа аргументов при объявлении VARIADIC-параметра.</text:span></text:p>
              <text:p text:style-name="P14"><text:span text:style-name="T32"><text:a xlink:href="https://postgrespro.ru/docs/postgresql/16/xfunc-sql#XFUNC-SQL-POLYMORPHIC-FUNCTIONS" xlink:type="simple">https://postgrespro.ru/docs/postgresql/16/xfunc-sql#XFUNC-SQL-POLYMORPHIC-FUNCTIONS</text:a>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11"/></text:span><text:span text:style-name="T24">$ psql</text:span></text:p>
            <text:p text:style-name="P1"><text:span text:style-name="T24"><text:s text:c="11"/></text:span><text:span text:style-name="T2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custom-shape draw:style-name="gr4" draw:text-style-name="P18" xml:id="id2" draw:id="id2" draw:layer="layout" svg:width="3.2cm" svg:height="1.016cm" svg:x="1.9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8" xml:id="id14" draw:id="id14" draw:layer="layout" svg:width="3.2cm" svg:height="1.016cm" svg:x="11cm" svg:y="16.1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xml:id="id1" draw:id="id1" draw:layer="layout" svg:width="2.908cm" svg:height="0.787cm" svg:x="6.7cm" svg:y="12.6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xml:id="id3" draw:id="id3" draw:layer="layout" svg:width="2.908cm" svg:height="0.788cm" svg:x="6.7cm" svg:y="13.4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xml:id="id5" draw:id="id5" draw:layer="layout" svg:width="2.908cm" svg:height="0.787cm" svg:x="6.7cm" svg:y="14.2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xml:id="id7" draw:id="id7" draw:layer="layout" svg:width="2.908cm" svg:height="0.787cm" svg:x="6.7cm" svg:y="14.8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xml:id="id8" draw:id="id8" draw:layer="layout" svg:width="2.908cm" svg:height="0.788cm" svg:x="6.7cm" svg:y="15.6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xml:id="id10" draw:id="id10" draw:layer="layout" svg:width="2.908cm" svg:height="0.788cm" svg:x="6.7cm" svg:y="16.4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8" xml:id="id11" draw:id="id11" draw:layer="layout" svg:width="3.2cm" svg:height="1.016cm" svg:x="11cm" svg:y="12.801cm">
          <text:p/>
          <draw:enhanced-geometry svg:viewBox="0 0 21600 21600" draw:type="rectangle" draw:enhanced-path="M 0 0 L 21600 0 21600 21600 0 21600 0 0 Z N"/>
        </draw:custom-shape>
        <draw:line draw:style-name="gr7" draw:text-style-name="P19" draw:layer="layout" svg:x1="11cm" svg:y1="13.817cm" svg:x2="14.2cm" svg:y2="13.817cm">
          <text:p/>
        </draw:line>
        <draw:custom-shape draw:style-name="gr4" draw:text-style-name="P18" xml:id="id12" draw:id="id12" draw:layer="layout" svg:width="3.2cm" svg:height="1.016cm" svg:x="11cm" svg:y="13.902cm">
          <text:p/>
          <draw:enhanced-geometry svg:viewBox="0 0 21600 21600" draw:type="rectangle" draw:enhanced-path="M 0 0 L 21600 0 21600 21600 0 21600 0 0 Z N"/>
        </draw:custom-shape>
        <draw:line draw:style-name="gr7" draw:text-style-name="P19" draw:layer="layout" svg:x1="11cm" svg:y1="14.918cm" svg:x2="14.2cm" svg:y2="14.918cm">
          <text:p/>
        </draw:line>
        <draw:custom-shape draw:style-name="gr4" draw:text-style-name="P18" xml:id="id13" draw:id="id13" draw:layer="layout" svg:width="3.2cm" svg:height="1.016cm" svg:x="11cm" svg:y="15.0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8" xml:id="id4" draw:id="id4" draw:layer="layout" svg:width="3.2cm" svg:height="1.016cm" svg:x="1.9cm" svg:y="1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8" xml:id="id9" draw:id="id9" draw:layer="layout" svg:width="3.2cm" svg:height="1.016cm" svg:x="1.9cm" svg:y="15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Массив или таблица?</text:span></text:p>
          </draw:text-box>
        </draw:frame>
        <draw:custom-shape draw:style-name="gr8" draw:text-style-name="P21" draw:layer="layout" svg:width="8cm" svg:height="3.3cm" svg:x="1.3cm" svg:y="5cm">
          <text:p text:style-name="P20"><text:span text:style-name="T33">1</text:span><text:span text:style-name="T33"><text:tab/></text:span><text:span text:style-name="T33">...</text:span><text:span text:style-name="T33"><text:tab/></text:span><text:span text:style-name="T33">{A}</text:span></text:p>
          <text:p text:style-name="P20"><text:span text:style-name="T33">2</text:span><text:span text:style-name="T33"><text:tab/></text:span><text:span text:style-name="T33">...</text:span><text:span text:style-name="T33"><text:tab/></text:span><text:span text:style-name="T33">{B,C,D}</text:span></text:p>
          <text:p text:style-name="P20"><text:span text:style-name="T33">3</text:span><text:span text:style-name="T33"><text:tab/></text:span><text:span text:style-name="T33">...</text:span><text:span text:style-name="T33"><text:tab/></text:span><text:span text:style-name="T33">{A,C}</text:span></text:p>
          <draw:enhanced-geometry svg:viewBox="0 0 21600 21600" draw:type="rectangle" draw:enhanced-path="M 0 0 L 21600 0 21600 21600 0 21600 0 0 Z N"/>
        </draw:custom-shape>
        <draw:line draw:style-name="gr7" draw:text-style-name="P19" draw:layer="layout" svg:x1="1.3cm" svg:y1="6.1cm" svg:x2="9.3cm" svg:y2="6.1cm">
          <text:p/>
        </draw:line>
        <draw:line draw:style-name="gr7" draw:text-style-name="P19" draw:layer="layout" svg:x1="1.3cm" svg:y1="7.2cm" svg:x2="9.3cm" svg:y2="7.2cm">
          <text:p/>
        </draw:line>
        <draw:line draw:style-name="gr7" draw:text-style-name="P19" draw:layer="layout" svg:x1="2.87cm" svg:y1="5cm" svg:x2="2.87cm" svg:y2="8.3cm">
          <text:p/>
        </draw:line>
        <draw:line draw:style-name="gr7" draw:text-style-name="P19" draw:layer="layout" svg:x1="5.07cm" svg:y1="5cm" svg:x2="5.07cm" svg:y2="8.3cm">
          <text:p/>
        </draw:line>
        <draw:custom-shape draw:style-name="gr9" draw:text-style-name="P21" xml:id="id6" draw:id="id6" draw:layer="layout" svg:width="3.81cm" svg:height="3.3cm" svg:x="1.3cm" svg:y="13.4cm">
          <text:p text:style-name="P20"><text:span text:style-name="T33">1</text:span><text:span text:style-name="T33"><text:tab/></text:span><text:span text:style-name="T33">...</text:span></text:p>
          <text:p text:style-name="P20"><text:span text:style-name="T33">2</text:span><text:span text:style-name="T33"><text:tab/></text:span><text:span text:style-name="T33">...</text:span></text:p>
          <text:p text:style-name="P20"><text:span text:style-name="T33">3</text:span><text:span text:style-name="T33"><text:tab/></text:span><text:span text:style-name="T3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9" draw:layer="layout" svg:x1="1.3cm" svg:y1="15.6cm" svg:x2="5.11cm" svg:y2="15.6cm">
          <text:p/>
        </draw:line>
        <draw:line draw:style-name="gr7" draw:text-style-name="P19" draw:layer="layout" svg:x1="2.87cm" svg:y1="13.4cm" svg:x2="2.87cm" svg:y2="16.716cm">
          <text:p/>
        </draw:line>
        <draw:custom-shape draw:style-name="gr10" draw:text-style-name="P23" draw:layer="layout" svg:width="2.908cm" svg:height="4.627cm" svg:x="6.7cm" svg:y="12.63cm">
          <text:p text:style-name="P22"><text:span text:style-name="T34">1</text:span><text:span text:style-name="T34"><text:tab/></text:span><text:span text:style-name="T34">1</text:span></text:p>
          <text:p text:style-name="P22"><text:span text:style-name="T34">2</text:span><text:span text:style-name="T34"><text:tab/></text:span><text:span text:style-name="T34">2</text:span></text:p>
          <text:p text:style-name="P22"><text:span text:style-name="T34">2</text:span><text:span text:style-name="T34"><text:tab/></text:span><text:span text:style-name="T34">3</text:span></text:p>
          <text:p text:style-name="P22"><text:span text:style-name="T34">2</text:span><text:span text:style-name="T34"><text:tab/></text:span><text:span text:style-name="T34">4</text:span></text:p>
          <text:p text:style-name="P22"><text:span text:style-name="T34">3</text:span><text:span text:style-name="T34"><text:tab/></text:span><text:span text:style-name="T34">1</text:span></text:p>
          <text:p text:style-name="P22"><text:span text:style-name="T34">3</text:span><text:span text:style-name="T34"><text:tab/></text:span><text:span text:style-name="T3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9" draw:layer="layout" svg:x1="6.7cm" svg:y1="13.398cm" svg:x2="9.62cm" svg:y2="13.398cm">
          <text:p/>
        </draw:line>
        <draw:line draw:style-name="gr11" draw:text-style-name="P19" draw:layer="layout" svg:x1="6.7cm" svg:y1="14.175cm" svg:x2="9.62cm" svg:y2="14.175cm">
          <text:p/>
        </draw:line>
        <draw:line draw:style-name="gr11" draw:text-style-name="P19" draw:layer="layout" svg:x1="8.174cm" svg:y1="12.63cm" svg:x2="8.174cm" svg:y2="17.29cm">
          <text:p/>
        </draw:line>
        <draw:line draw:style-name="gr11" draw:text-style-name="P19" draw:layer="layout" svg:x1="6.7cm" svg:y1="14.943cm" svg:x2="9.62cm" svg:y2="14.943cm">
          <text:p/>
        </draw:line>
        <draw:line draw:style-name="gr11" draw:text-style-name="P19" draw:layer="layout" svg:x1="6.7cm" svg:y1="15.711cm" svg:x2="9.608cm" svg:y2="15.711cm">
          <text:p/>
        </draw:line>
        <draw:line draw:style-name="gr11" draw:text-style-name="P19" draw:layer="layout" svg:x1="6.7cm" svg:y1="16.485cm" svg:x2="9.608cm" svg:y2="16.485cm">
          <text:p/>
        </draw:line>
        <draw:frame presentation:style-name="pr4" draw:text-style-name="P26" draw:layer="layout" svg:width="9.274cm" svg:height="14.504cm" svg:x="17.526cm" svg:y="4.8cm" presentation:class="outline" presentation:user-transformed="true">
          <draw:text-box>
            <text:list text:style-name="L3">
              <text:list-item>
                <text:p text:style-name="P24"><text:span text:style-name="T31">компактное представление</text:span></text:p>
              </text:list-item>
              <text:list-item>
                <text:p text:style-name="P24"><text:span text:style-name="T31">не требуется соединение</text:span></text:p>
              </text:list-item>
              <text:list-item>
                <text:p text:style-name="P25"><text:span text:style-name="T31">удобно в простых случаях</text:span></text:p>
              </text:list-item>
              <text:list-item>
                <text:p text:style-name="P24"><text:span text:style-name="T31"/></text:p>
              </text:list-item>
              <text:list-item>
                <text:p text:style-name="P24"><text:span text:style-name="T31"/></text:p>
              </text:list-item>
              <text:list-item>
                <text:p text:style-name="P24"><text:span text:style-name="T31"/></text:p>
              </text:list-item>
              <text:list-item>
                <text:p text:style-name="P24"><text:span text:style-name="T31"/></text:p>
              </text:list-item>
              <text:list-item>
                <text:p text:style-name="P24"><text:span text:style-name="T31">отдельные таблицы:</text:span><text:span text:style-name="T31"><text:line-break/></text:span><text:span text:style-name="T31">многие ко многим</text:span></text:p>
              </text:list-item>
              <text:list-item>
                <text:p text:style-name="P24"><text:span text:style-name="T31">универсальное решение</text:span></text:p>
              </text:list-item>
              <text:list-item>
                <text:p text:style-name="P25"><text:span text:style-name="T31"><text:tab/></text:span></text:p>
              </text:list-item>
            </text:list>
          </draw:text-box>
        </draw:frame>
        <draw:connector draw:style-name="gr12" draw:text-style-name="P19" draw:layer="layout" draw:type="line" svg:x1="6.7cm" svg:y1="13.025cm" svg:x2="5.1cm" svg:y2="13.908cm" draw:start-shape="id1" draw:start-glue-point="3" draw:end-shape="id2" draw:end-glue-point="1" svg:d="M6700 13025l-1600 883" svg:viewBox="0 0 1601 884">
          <text:p/>
        </draw:connector>
        <draw:connector draw:style-name="gr12" draw:text-style-name="P19" draw:layer="layout" draw:type="line" svg:x1="6.7cm" svg:y1="13.813cm" svg:x2="5.1cm" svg:y2="15.108cm" draw:start-shape="id3" draw:start-glue-point="3" draw:end-shape="id4" svg:d="M6700 13813l-1600 1295" svg:viewBox="0 0 1601 1296">
          <text:p/>
        </draw:connector>
        <draw:connector draw:style-name="gr12" draw:text-style-name="P19" draw:layer="layout" draw:type="line" svg:x1="6.7cm" svg:y1="14.6cm" svg:x2="5.11cm" svg:y2="15.05cm" draw:start-shape="id5" draw:start-glue-point="3" draw:end-shape="id6" draw:end-glue-point="1" svg:d="M6700 14600l-1590 450" svg:viewBox="0 0 1591 451">
          <text:p/>
        </draw:connector>
        <draw:connector draw:style-name="gr12" draw:text-style-name="P19" draw:layer="layout" draw:type="line" svg:x1="6.7cm" svg:y1="15.289cm" svg:x2="5.11cm" svg:y2="15.05cm" draw:start-shape="id7" draw:start-glue-point="3" draw:end-shape="id6" draw:end-glue-point="1" svg:d="M6700 15289l-1590-239" svg:viewBox="0 0 1591 240">
          <text:p/>
        </draw:connector>
        <draw:connector draw:style-name="gr12" draw:text-style-name="P19" draw:layer="layout" draw:type="line" svg:x1="6.7cm" svg:y1="16.077cm" svg:x2="5.1cm" svg:y2="16.108cm" draw:start-shape="id8" draw:start-glue-point="3" draw:end-shape="id9" draw:end-glue-point="1" svg:d="M6700 16077l-1600 31" svg:viewBox="0 0 1601 32">
          <text:p/>
        </draw:connector>
        <draw:connector draw:style-name="gr12" draw:text-style-name="P19" draw:layer="layout" draw:type="line" svg:x1="6.7cm" svg:y1="16.865cm" svg:x2="5.1cm" svg:y2="16.108cm" draw:start-shape="id10" draw:start-glue-point="3" draw:end-shape="id9" draw:end-glue-point="1" svg:d="M6700 16865l-1600-757" svg:viewBox="0 0 1601 758">
          <text:p/>
        </draw:connector>
        <draw:custom-shape draw:style-name="gr13" draw:text-style-name="P28" draw:layer="layout" svg:width="5.08cm" svg:height="4.4cm" svg:x="11cm" svg:y="12.8cm">
          <text:p text:style-name="P27"><text:span text:style-name="T33">1</text:span><text:span text:style-name="T33"><text:tab/></text:span><text:span text:style-name="T33">A</text:span><text:span text:style-name="T33"><text:tab/></text:span><text:span text:style-name="T33">...</text:span></text:p>
          <text:p text:style-name="P27"><text:span text:style-name="T33">2</text:span><text:span text:style-name="T33"><text:tab/></text:span><text:span text:style-name="T33">B</text:span><text:span text:style-name="T33"><text:tab/></text:span><text:span text:style-name="T33">...</text:span></text:p>
          <text:p text:style-name="P27"><text:span text:style-name="T33">3</text:span><text:span text:style-name="T33"><text:tab/></text:span><text:span text:style-name="T33">C</text:span><text:span text:style-name="T33"><text:tab/></text:span><text:span text:style-name="T33">...</text:span></text:p>
          <text:p text:style-name="P27"><text:span text:style-name="T33">4</text:span><text:span text:style-name="T33"><text:tab/></text:span><text:span text:style-name="T33">D</text:span><text:span text:style-name="T33"><text:tab/></text:span><text:span text:style-name="T33">...</text:span></text:p>
          <draw:enhanced-geometry svg:viewBox="0 0 21600 21600" draw:type="rectangle" draw:enhanced-path="M 0 0 L 21600 0 21600 21600 0 21600 0 0 Z N"/>
        </draw:custom-shape>
        <draw:line draw:style-name="gr7" draw:text-style-name="P19" draw:layer="layout" svg:x1="11cm" svg:y1="13.9cm" svg:x2="16.08cm" svg:y2="13.9cm">
          <text:p/>
        </draw:line>
        <draw:line draw:style-name="gr7" draw:text-style-name="P19" draw:layer="layout" svg:x1="11cm" svg:y1="15cm" svg:x2="16.07cm" svg:y2="15cm">
          <text:p/>
        </draw:line>
        <draw:line draw:style-name="gr7" draw:text-style-name="P19" draw:layer="layout" svg:x1="12.57cm" svg:y1="12.8cm" svg:x2="12.57cm" svg:y2="17.2cm">
          <text:p/>
        </draw:line>
        <draw:line draw:style-name="gr7" draw:text-style-name="P19" draw:layer="layout" svg:x1="14.17cm" svg:y1="12.8cm" svg:x2="14.17cm" svg:y2="17.2cm">
          <text:p/>
        </draw:line>
        <draw:connector draw:style-name="gr12" draw:text-style-name="P19" draw:layer="layout" draw:type="line" svg:x1="11cm" svg:y1="13.309cm" svg:x2="9.608cm" svg:y2="13.025cm" draw:start-shape="id11" draw:start-glue-point="3" draw:end-shape="id1" draw:end-glue-point="1" svg:d="M11000 13309l-1392-284" svg:viewBox="0 0 1393 285">
          <text:p/>
        </draw:connector>
        <draw:connector draw:style-name="gr12" draw:text-style-name="P19" draw:layer="layout" draw:type="line" svg:x1="11cm" svg:y1="14.41cm" svg:x2="9.608cm" svg:y2="13.813cm" draw:start-shape="id12" draw:start-glue-point="3" draw:end-shape="id3" draw:end-glue-point="1" svg:d="M11000 14410l-1392-597" svg:viewBox="0 0 1393 598">
          <text:p/>
        </draw:connector>
        <draw:connector draw:style-name="gr12" draw:text-style-name="P19" draw:layer="layout" draw:type="line" svg:x1="11cm" svg:y1="15.511cm" svg:x2="9.608cm" svg:y2="14.6cm" draw:start-shape="id13" draw:start-glue-point="3" draw:end-shape="id5" draw:end-glue-point="1" svg:d="M11000 15511l-1392-911" svg:viewBox="0 0 1393 912">
          <text:p/>
        </draw:connector>
        <draw:connector draw:style-name="gr12" draw:text-style-name="P19" draw:layer="layout" draw:type="line" svg:x1="11cm" svg:y1="13.309cm" svg:x2="9.608cm" svg:y2="16.077cm" draw:start-shape="id11" draw:start-glue-point="3" draw:end-shape="id8" draw:end-glue-point="1" svg:d="M11000 13309l-1392 2768" svg:viewBox="0 0 1393 2769">
          <text:p/>
        </draw:connector>
        <draw:connector draw:style-name="gr12" draw:text-style-name="P19" draw:layer="layout" draw:type="line" svg:x1="11cm" svg:y1="16.612cm" svg:x2="9.608cm" svg:y2="15.289cm" draw:start-shape="id14" draw:end-shape="id7" draw:end-glue-point="1" svg:d="M11000 16612l-1392-1323" svg:viewBox="0 0 1393 1324">
          <text:p/>
        </draw:connector>
        <draw:line draw:style-name="gr7" draw:text-style-name="P19" draw:layer="layout" svg:x1="11cm" svg:y1="16.1cm" svg:x2="16.08cm" svg:y2="16.1cm">
          <text:p/>
        </draw:line>
        <draw:connector draw:style-name="gr12" draw:text-style-name="P19" draw:layer="layout" draw:type="line" svg:x1="11cm" svg:y1="15.511cm" svg:x2="9.608cm" svg:y2="16.865cm" draw:start-shape="id13" draw:start-glue-point="3" draw:end-shape="id10" draw:end-glue-point="1" svg:d="M11000 15511l-1392 1354" svg:viewBox="0 0 1393 1355">
          <text:p/>
        </draw:connector>
        <draw:line draw:style-name="gr7" draw:text-style-name="P19" draw:layer="layout" svg:x1="1.3cm" svg:y1="14.5cm" svg:x2="5.11cm" svg:y2="14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6" draw:layer="layout" svg:width="16.713cm" svg:height="13.364cm" svg:x="2.1cm" svg:y="14.207cm" presentation:class="notes" presentation:user-transformed="true">
            <draw:text-box>
              <text:p text:style-name="P14"><text:span text:style-name="T20">Классический реляционный подход предполагает, что в таблице хранятся атомарные значения (первая нормальная форма). Язык SQL не имеет средств для «заглядывания внутрь» сложносоставных значений.</text:span></text:p>
              <text:p text:style-name="P14"><text:span text:style-name="T20">Поэтому обычный подход состоит в создании отдельной таблицы, связанной с основной отношением «многие ко многим».</text:span></text:p>
              <text:p text:style-name="P14"><text:span text:style-name="T20">Тем не менее, мы можем создать таблицу со столбцом типа массива. PostgreSQL имеет богатый набор функций для работы с массивами,</text:span><text:span text:style-name="T20"><text:line-break/></text:span><text:span text:style-name="T20">а поиск элемента в массиве может быть ускорен специальными индексами (такие индексы рассматриваются в курсе DEV2).</text:span></text:p>
              <text:p text:style-name="P14"><text:span text:style-name="T20">Такой подход бывает удобен: получается компактное представление, не требующее соединений. В частности, массивы активно используются в системном каталоге PostgreSQL.</text:span></text:p>
              <text:p text:style-name="P14"><text:span text:style-name="T20">Какое решение выбрать? Зависит от того, какие ставятся задачи, какие требуются операции. Рассмотрим пример.</text:span></text:p>
              <text:p text:style-name="P14"><text:span text:style-name="T20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11"/></text:span><text:span text:style-name="T24">$ psql</text:span></text:p>
            <text:p text:style-name="P1"><text:span text:style-name="T24"><text:s text:c="11"/></text:span><text:span text:style-name="T2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1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35">Массив состоит из пронумерованных элементов</text:span><text:span text:style-name="T35"><text:line-break/></text:span><text:span text:style-name="T35">одного и того же типа данных</text:span></text:p>
              </text:list-item>
              <text:list-item>
                <text:p text:style-name="P29"><text:span text:style-name="T35">Столбец с массивом как альтернатива отдельной таблице: удобные операции и индексная поддержка</text:span></text:p>
              </text:list-item>
              <text:list-item>
                <text:p text:style-name="P29"><text:span text:style-name="T35">Позволяет создавать функции с переменным числом параметров</text:span></text:p>
              </text:list-item>
              <text:list-item>
                <text:p text:style-name="P29"><text:span text:style-name="T3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11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2" draw:text-style-name="P32" draw:layer="layout" svg:width="25.6cm" svg:height="14.4cm" svg:x="1.2cm" svg:y="4.8cm" presentation:class="outline">
          <draw:text-box>
            <text:list text:style-name="L4">
              <text:list-item>
                <text:p text:style-name="P31"><text:span text:style-name="T36">Создайте функцию add_book для добавления новой книги.</text:span><text:span text:style-name="T36"><text:line-break/></text:span><text:span text:style-name="T37"> </text:span><text:span text:style-name="T36"><text:line-break/></text:span><text:span text:style-name="T36">Функция должна принимать два параметра —</text:span><text:span text:style-name="T36"><text:line-break/></text:span><text:span text:style-name="T36">название книги и массив идентификаторов авторов —</text:span><text:span text:style-name="T36"><text:line-break/></text:span><text:span text:style-name="T36">и возвращать идентификатор новой книги.</text:span><text:span text:style-name="T36"><text:line-break/></text:span><text:span text:style-name="T37"> </text:span><text:span text:style-name="T36"><text:line-break/></text:span><text:span text:style-name="T36">Проверьте, что в приложении появилась возможность добавлять книги.</text:span></text:p>
              </text:list-item>
            </text:list>
          </draw:text-box>
        </draw:frame>
        <draw:g draw:name="book" draw:style-name="gr14">
          <draw:custom-shape draw:style-name="gr15" draw:text-style-name="P33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18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18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8" draw:text-style-name="P33" draw:layer="layout" svg:width="1.309cm" svg:height="0.703cm" draw:transform="rotate (1.5707963267949) translate (9.697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" draw:text-style-name="P18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0" draw:text-style-name="P18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1" draw:text-style-name="P18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" draw:text-style-name="P18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34" draw:layer="layout" svg:width="16.799cm" svg:height="15.121cm" svg:x="2.1cm" svg:y="14.107cm" presentation:class="notes" presentation:user-transformed="true">
            <draw:text-box>
              <text:p text:style-name="P14"><text:span text:style-name="T38">1.</text:span></text:p>
              <text:p text:style-name="P14"><text:span text:style-name="T39">FUNCTION add_book(title text, authors integer[])</text:span><text:span text:style-name="T39"><text:line-break/></text:span><text:span text:style-name="T39">RETURNS integer</text:span></text:p>
              <text:p text:style-name="P14"><text:span text:style-name="T38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4" draw:text-style-name="P35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8"><text:span text:style-name="T36">Реализуйте функцию map, принимающую два параметра:</text:span><text:span text:style-name="T36"><text:line-break/></text:span><text:span text:style-name="T40">массив вещественных чисел и название вспомогательной функции, принимающей один параметр вещественного типа.</text:span><text:span text:style-name="T40"><text:line-break/></text:span><text:span text:style-name="T41"> </text:span><text:span text:style-name="T40"><text:line-break/></text:span><text:span text:style-name="T40">Функция должна возвращать исходный массив, в котором</text:span><text:span text:style-name="T40"><text:line-break/></text:span><text:span text:style-name="T40">к каждому элементу применена вспомогательная функция.</text:span></text:p>
              </text:list-item>
              <text:list-item>
                <text:p text:style-name="P8"><text:span text:style-name="T36">Реализуйте функцию reduce, принимающую два параметра:</text:span><text:span text:style-name="T36"><text:line-break/></text:span><text:span text:style-name="T40">массив вещественных чисел и название вспомогательной функции, принимающей два параметра вещественного типа.</text:span><text:span text:style-name="T40"><text:line-break/></text:span><text:span text:style-name="T41"> </text:span><text:span text:style-name="T40"><text:line-break/></text:span><text:span text:style-name="T40">Функция должна возвращать вещественное число, полученное последовательной сверткой массива слева направо.</text:span></text:p>
              </text:list-item>
              <text:list-item>
                <text:p text:style-name="P8"><text:span text:style-name="T42">Сделайте функции map и reduce полиморфными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7" draw:layer="layout" svg:width="16.799cm" svg:height="13.364cm" svg:x="2.1cm" svg:y="14.107cm" presentation:class="notes" presentation:user-transformed="true">
            <draw:text-box>
              <text:p text:style-name="P36"><text:span text:style-name="T43">1. </text:span><text:span text:style-name="T44">Например:</text:span></text:p>
              <text:p text:style-name="P36"><text:span text:style-name="T45">map(ARRAY[4.0,9.0],'sqrt') → ARRAY[2.0,3.0]</text:span></text:p>
              <text:p text:style-name="P36"><text:span text:style-name="T44"/></text:p>
              <text:p text:style-name="P36"><text:span text:style-name="T44">2. Например:</text:span></text:p>
              <text:p text:style-name="P36"><text:span text:style-name="T45">reduce(ARRAY[1.0,3.0,2.0,0.5],'greatest') → 3.0</text:span></text:p>
              <text:p text:style-name="P36"><text:span text:style-name="T44">В этом случае значение вычисляется как</text:span></text:p>
              <text:p text:style-name="P36"><text:span text:style-name="T45">greatest( greatest( greatest(1.0,3.0), 2.0 ), 0.5 )</text:span></text:p>
              <text:p text:style-name="P36"><text:span text:style-name="T4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ans4" svg:font-family="'Liberation Sans', Arial" style:font-family-generic="swiss" style:font-pitch="variable"/>
    <style:font-face style:name="Liberation Sans5" svg:font-family="'Liberation Sans'" style:font-adornments="Regular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4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94B0D497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32M21S</meta:editing-duration>
    <meta:editing-cycles>159</meta:editing-cycles>
    <meta:generator>LibreOffice/24.2.4.2$Linux_X86_64 LibreOffice_project/420$Build-2</meta:generator>
    <dc:date>2024-07-02T05:33:46.641685175</dc:date>
    <meta:document-statistic meta:object-count="146"/>
    <meta:template xlink:type="simple" xlink:actuate="onRequest" xlink:title="master" xlink:href="../../../../../.config/libreoffice/4/user/template/master.otp" meta:date="2015-06-03T14:43:56.815095550"/>
  </office:meta>
</office:document-meta>
</file>